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paragraph" style:name="P33">
      <style:paragraph-properties fo:text-align="right"/>
      <style:text-properties fo:font-family="Fira Code" style:font-family-asian="Fira Code" style:font-family-complex="Fira Code" fo:font-size="36pt"/>
    </style:style>
    <style:style style:family="section" style:name="Sect1">
      <style:section-properties>
        <style:columns fo:column-count="2" fo:column-gap="1.251cm"/>
      </style:section-properties>
    </style:style>
    <style:style style:family="text" style:name="T31">
      <style:text-properties fo:font-family="Fira Code" style:font-family-asian="Fira Code" style:font-family-complex="Fira Code" fo:font-size="36pt"/>
    </style:style>
    <style:style style:family="text" style:name="T32">
      <style:text-properties fo:font-family="Fira Code" style:font-family-asian="Fira Code" style:font-family-complex="Fira Code" fo:font-size="36pt"/>
    </style:style>
    <style:style style:family="paragraph" style:name="P34">
      <style:paragraph-properties fo:text-align="right"/>
      <style:text-properties fo:font-family="Fira Code" style:font-family-complex="Fira Code" fo:font-size="36pt"/>
    </style:style>
    <style:style style:family="text" style:name="T33">
      <style:text-properties fo:font-family="Fira Code" style:font-family-asian="Fira Code" style:font-family-complex="Fira Code" fo:font-size="36pt"/>
    </style:style>
    <style:style style:family="text" style:name="T34">
      <style:text-properties fo:font-family="Fira Code" style:font-family-complex="Fira Code" fo:font-size="36pt"/>
    </style:style>
    <style:style style:family="text" style:name="T35">
      <style:text-properties fo:font-family="Fira Code" style:font-family-complex="Fira Code" fo:font-size="36pt"/>
    </style:style>
    <style:style style:family="paragraph" style:name="P35">
      <style:paragraph-properties fo:text-align="right"/>
      <style:text-properties fo:font-family="Fira Code" style:font-family-asian="Fira Code" style:font-family-complex="Fira Code" fo:font-size="36pt"/>
    </style:style>
    <style:style style:family="text" style:name="T36">
      <style:text-properties fo:font-family="Fira Code" style:font-family-asian="Fira Code" style:font-family-complex="Fira Code" fo:font-size="36pt"/>
    </style:style>
    <style:style style:family="text" style:name="T37">
      <style:text-properties fo:font-family="Fira Code" style:font-family-complex="Fira Code" fo:font-size="36pt"/>
    </style:style>
    <style:style style:family="paragraph" style:name="P36">
      <style:paragraph-properties fo:text-align="right"/>
      <style:text-properties fo:font-family="Fira Code" style:font-family-asian="Fira Code" style:font-family-complex="Fira Code" fo:font-size="36pt"/>
    </style:style>
    <style:style style:family="text" style:name="T38">
      <style:text-properties fo:font-family="Fira Code" style:font-family-asian="Fira Code" style:font-family-complex="Fira Code" fo:font-size="36pt"/>
    </style:style>
    <style:style style:family="text" style:name="T39">
      <style:text-properties fo:font-family="Fira Code" style:font-family-asian="Fira Code" style:font-family-complex="Fira Code" fo:font-size="36pt"/>
    </style:style>
    <style:style style:family="paragraph" style:name="P37">
      <style:paragraph-properties fo:text-align="right"/>
      <style:text-properties fo:font-family="Fira Code" style:font-family-asian="Fira Code" style:font-family-complex="Fira Code" fo:font-size="36pt"/>
    </style:style>
    <style:style style:family="text" style:name="T40">
      <style:text-properties fo:font-family="Fira Code" style:font-family-asian="Fira Code" style:font-family-complex="Fira Code" fo:font-size="36pt"/>
    </style:style>
    <style:style style:family="text" style:name="T41">
      <style:text-properties fo:font-family="Fira Code" style:font-family-asian="Fira Code" style:font-family-complex="Fira Code" fo:font-size="36pt"/>
    </style:style>
    <style:style style:family="paragraph" style:name="P38">
      <style:paragraph-properties fo:text-align="right"/>
      <style:text-properties fo:font-family="Fira Code" style:font-family-asian="Fira Code" style:font-family-complex="Fira Code" fo:font-size="36pt"/>
    </style:style>
    <style:style style:family="text" style:name="T42">
      <style:text-properties fo:font-family="Fira Code" style:font-family-asian="Fira Code" style:font-family-complex="Fira Code" fo:font-size="36pt"/>
    </style:style>
    <style:style style:family="text" style:name="T43">
      <style:text-properties fo:font-family="Fira Code" style:font-family-asian="Fira Code" style:font-family-complex="Fira Code" fo:font-size="36pt"/>
    </style:style>
    <style:style style:family="paragraph" style:name="P39">
      <style:paragraph-properties fo:text-align="right"/>
      <style:text-properties fo:font-family="Fira Code" style:font-family-asian="Fira Code" style:font-family-complex="Fira Code" fo:font-size="36pt"/>
    </style:style>
    <style:style style:family="text" style:name="T44">
      <style:text-properties fo:font-family="Fira Code" style:font-family-asian="Fira Code" style:font-family-complex="Fira Code" fo:font-size="36pt"/>
    </style:style>
    <style:style style:family="text" style:name="T45">
      <style:text-properties fo:font-family="Fira Code" style:font-family-asian="Fira Code" style:font-family-complex="Fira Code" fo:font-size="36pt"/>
    </style:style>
    <style:style style:family="paragraph" style:name="P40">
      <style:paragraph-properties fo:text-align="right"/>
      <style:text-properties fo:font-family="Fira Code" style:font-family-asian="Fira Code" style:font-family-complex="Fira Code" fo:font-size="36pt"/>
    </style:style>
    <style:style style:family="text" style:name="T46">
      <style:text-properties fo:font-family="Fira Code" style:font-family-asian="Fira Code" style:font-family-complex="Fira Code" fo:font-size="36pt"/>
    </style:style>
    <style:style style:family="text" style:name="T47">
      <style:text-properties fo:font-family="Fira Code" style:font-family-asian="Fira Code" style:font-family-complex="Fira Code" fo:font-size="36pt"/>
    </style:style>
    <style:style style:family="paragraph" style:name="P41">
      <style:paragraph-properties fo:text-align="right"/>
      <style:text-properties fo:font-family="Fira Code" style:font-family-asian="Fira Code" style:font-family-complex="Fira Code" fo:font-size="36pt"/>
    </style:style>
    <style:style style:family="text" style:name="T48">
      <style:text-properties fo:font-family="Fira Code" style:font-family-asian="Fira Code" style:font-family-complex="Fira Code" fo:font-size="36pt"/>
    </style:style>
    <style:style style:family="text" style:name="T49">
      <style:text-properties fo:font-family="Fira Code" style:font-family-asian="Fira Code" style:font-family-complex="Fira Code" fo:font-size="36pt"/>
    </style:style>
    <style:style style:family="paragraph" style:name="P42">
      <style:paragraph-properties fo:text-align="right"/>
      <style:text-properties fo:font-family="Fira Code" style:font-family-asian="Fira Code" style:font-family-complex="Fira Code" fo:font-size="36pt"/>
    </style:style>
    <style:style style:family="text" style:name="T50">
      <style:text-properties fo:font-family="Fira Code" style:font-family-asian="Fira Code" style:font-family-complex="Fira Code" fo:font-size="36pt"/>
    </style:style>
    <style:style style:family="text" style:name="T51">
      <style:text-properties fo:font-family="Fira Code" style:font-family-asian="Fira Code" style:font-family-complex="Fira Code" fo:font-size="36pt"/>
    </style:style>
    <style:style style:family="paragraph" style:name="P43">
      <style:paragraph-properties fo:text-align="right"/>
      <style:text-properties fo:font-family="Fira Code" style:font-family-asian="Fira Code" style:font-family-complex="Fira Code" fo:font-size="36pt"/>
    </style:style>
    <style:style style:family="text" style:name="T52">
      <style:text-properties fo:font-family="Fira Code" style:font-family-asian="Fira Code" style:font-family-complex="Fira Code" fo:font-size="36pt"/>
    </style:style>
    <style:style style:family="text" style:name="T53">
      <style:text-properties fo:font-family="Fira Code" style:font-family-asian="Fira Code" style:font-family-complex="Fira Code" fo:font-size="36pt"/>
    </style:style>
    <style:style style:family="paragraph" style:name="P44">
      <style:paragraph-properties fo:text-align="right"/>
      <style:text-properties fo:font-family="Fira Code" style:font-family-asian="Fira Code" style:font-family-complex="Fira Code" fo:font-size="36pt"/>
    </style:style>
    <style:style style:family="text" style:name="T54">
      <style:text-properties fo:font-family="Fira Code" style:font-family-asian="Fira Code" style:font-family-complex="Fira Code" fo:font-size="36pt"/>
    </style:style>
    <style:style style:family="text" style:name="T55">
      <style:text-properties fo:font-family="Fira Code" style:font-family-asian="Fira Code" style:font-family-complex="Fira Code" fo:font-size="36pt"/>
    </style:style>
    <style:style style:family="paragraph" style:name="P45">
      <style:paragraph-properties fo:text-align="right"/>
      <style:text-properties fo:font-family="Fira Code" style:font-family-asian="Fira Code" style:font-family-complex="Fira Code" fo:font-size="36pt"/>
    </style:style>
    <style:style style:family="text" style:name="T56">
      <style:text-properties fo:font-family="Fira Code" style:font-family-asian="Fira Code" style:font-family-complex="Fira Code" fo:font-size="36pt"/>
    </style:style>
    <style:style style:family="text" style:name="T57">
      <style:text-properties fo:font-family="Fira Code" style:font-family-asian="Fira Code" style:font-family-complex="Fira Code" fo:font-size="36pt"/>
    </style:style>
    <style:style style:family="paragraph" style:name="P46">
      <style:paragraph-properties fo:text-align="right"/>
      <style:text-properties fo:font-family="Fira Code" style:font-family-asian="Fira Code" style:font-family-complex="Fira Code" fo:font-size="36pt"/>
    </style:style>
    <style:style style:family="text" style:name="T58">
      <style:text-properties fo:font-family="Fira Code" style:font-family-asian="Fira Code" style:font-family-complex="Fira Code" fo:font-size="36pt"/>
    </style:style>
    <style:style style:family="text" style:name="T59">
      <style:text-properties fo:font-family="Fira Code" style:font-family-asian="Fira Code" style:font-family-complex="Fira Code" fo:font-size="36pt"/>
    </style:style>
    <style:style style:family="paragraph" style:name="P47">
      <style:paragraph-properties fo:text-align="right"/>
      <style:text-properties fo:font-family="Fira Code" style:font-family-asian="Fira Code" style:font-family-complex="Fira Code" fo:font-size="36pt"/>
    </style:style>
    <style:style style:family="text" style:name="T60">
      <style:text-properties fo:font-family="Fira Code" style:font-family-asian="Fira Code" style:font-family-complex="Fira Code" fo:font-size="36pt"/>
    </style:style>
    <style:style style:family="text" style:name="T61">
      <style:text-properties fo:font-family="Fira Code" style:font-family-asian="Fira Code" style:font-family-complex="Fira Code" fo:font-size="36pt"/>
    </style:style>
    <style:style style:family="paragraph" style:name="P48">
      <style:paragraph-properties fo:text-align="right"/>
      <style:text-properties fo:font-family="Fira Code" style:font-family-complex="Fira Code" fo:font-size="36pt"/>
    </style:style>
    <style:style style:family="text" style:name="T62">
      <style:text-properties fo:font-family="Fira Code" style:font-family-asian="Fira Code" style:font-family-complex="Fira Code" fo:font-size="36pt"/>
    </style:style>
    <style:style style:family="text" style:name="T63">
      <style:text-properties fo:font-family="Fira Code" style:font-family-asian="Fira Code" style:font-family-complex="Fira Code" fo:font-size="36pt"/>
    </style:style>
    <style:style style:family="paragraph" style:name="P49">
      <style:paragraph-properties fo:text-align="right"/>
      <style:text-properties fo:font-family="Fira Code" style:font-family-complex="Fira Code" fo:font-size="36pt"/>
    </style:style>
    <style:style style:family="text" style:name="T64">
      <style:text-properties fo:font-family="Fira Code" style:font-family-complex="Fira Code" fo:font-size="36pt"/>
    </style:style>
    <style:style style:family="text" style:name="T65">
      <style:text-properties fo:font-family="Fira Code" style:font-family-complex="Fira Code" fo:font-size="36pt"/>
    </style:style>
    <style:style style:family="paragraph" style:name="P50">
      <style:paragraph-properties fo:text-align="right"/>
      <style:text-properties fo:font-family="Fira Code" style:font-family-complex="Fira Code" fo:font-size="36pt"/>
    </style:style>
    <style:style style:family="text" style:name="T66">
      <style:text-properties fo:font-family="Fira Code" style:font-family-asian="Fira Code" style:font-family-complex="Fira Code" fo:font-size="36pt"/>
    </style:style>
    <style:style style:family="text" style:name="T67">
      <style:text-properties fo:font-family="Fira Code" style:font-family-asian="Fira Code" style:font-family-complex="Fira Code" fo:font-size="36pt"/>
    </style:style>
  </office:automatic-styles>
  <office:body>
    <office:text text:use-soft-page-breaks="true">
      <text:section text:style-name="Sect1" text:name="">
        <text:p text:style-name="P33"><text:span text:style-name="T31">0</text:span><text:span text:style-name="T32"/></text:p>
        <text:p text:style-name="P34"><text:span text:style-name="T33">1</text:span><text:span text:style-name="T34"/><text:span text:style-name="T35"/></text:p>
        <text:p text:style-name="P35"><text:span text:style-name="T36">10</text:span><text:span text:style-name="T37"/></text:p>
        <text:p text:style-name="P36"><text:span text:style-name="T38">11</text:span><text:span text:style-name="T39"/></text:p>
        <text:p text:style-name="P37"><text:span text:style-name="T40">100</text:span><text:span text:style-name="T41"/></text:p>
        <text:p text:style-name="P38"><text:span text:style-name="T42">101</text:span><text:span text:style-name="T43"/></text:p>
        <text:p text:style-name="P39"><text:span text:style-name="T44">110</text:span><text:span text:style-name="T45"/></text:p>
        <text:p text:style-name="P40"><text:span text:style-name="T46">111</text:span><text:span text:style-name="T47"/></text:p>
        <text:p text:style-name="P41"><text:span text:style-name="T48">1000</text:span><text:span text:style-name="T49"/></text:p>
        <text:p text:style-name="P42"><text:span text:style-name="T50">1001</text:span><text:span text:style-name="T51"/></text:p>
        <text:p text:style-name="P43"><text:span text:style-name="T52">1010</text:span><text:span text:style-name="T53"/></text:p>
        <text:p text:style-name="P44"><text:span text:style-name="T54">1011</text:span><text:span text:style-name="T55"/></text:p>
        <text:p text:style-name="P45"><text:span text:style-name="T56">1100</text:span><text:span text:style-name="T57"/></text:p>
        <text:p text:style-name="P46"><text:span text:style-name="T58">1101</text:span><text:span text:style-name="T59"/></text:p>
        <text:p text:style-name="P47"><text:span text:style-name="T60">1110</text:span><text:span text:style-name="T61"/></text:p>
        <text:p text:style-name="P48"><text:span text:style-name="T62">1111</text:span><text:span text:style-name="T63"/></text:p>
        <text:p text:style-name="P49"><text:span text:style-name="T64"/><text:span text:style-name="T65"/></text:p>
        <text:p text:style-name="P50"><text:span text:style-name="T66"/><text:span text:style-name="T67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%" style:tab-stop-distance="35.4pt" fo:margin-top="0pt" fo:margin-bottom="10pt"/>
      <style:text-properties fo:font-family="Arial" style:font-family-asian="Arial" style:font-family-complex="Arial" fo:font-size="11pt" fo:language="en" fo:country="US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660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660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660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660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660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660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660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660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660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 fo:line-height="115%" fo:margin-top="0pt" fo:margin-bottom="10pt"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660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660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660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660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660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660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660" style:display-name="Caption" style:family="paragraph" style:name="179">
      <style:paragraph-properties fo:line-height="100%" fo:margin-bottom="10pt"/>
      <style:text-properties fo:color="#0e2841" fo:font-size="9pt" fo:font-style="italic"/>
    </style:style>
    <style:style style:parent-style-name="660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660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60" style:display-name="toc 1" style:family="paragraph" style:name="188">
      <style:paragraph-properties fo:margin-bottom="5pt"/>
    </style:style>
    <style:style style:parent-style-name="660" style:display-name="toc 2" style:family="paragraph" style:name="189">
      <style:paragraph-properties fo:margin-left="0.3881cm" fo:margin-bottom="5pt"/>
    </style:style>
    <style:style style:parent-style-name="660" style:display-name="toc 3" style:family="paragraph" style:name="190">
      <style:paragraph-properties fo:margin-left="0.7762cm" fo:margin-bottom="5pt"/>
    </style:style>
    <style:style style:parent-style-name="660" style:display-name="toc 4" style:family="paragraph" style:name="191">
      <style:paragraph-properties fo:margin-left="1.164cm" fo:margin-bottom="5pt"/>
    </style:style>
    <style:style style:parent-style-name="660" style:display-name="toc 5" style:family="paragraph" style:name="192">
      <style:paragraph-properties fo:margin-left="1.552cm" fo:margin-bottom="5pt"/>
    </style:style>
    <style:style style:parent-style-name="660" style:display-name="toc 6" style:family="paragraph" style:name="193">
      <style:paragraph-properties fo:margin-left="1.94cm" fo:margin-bottom="5pt"/>
    </style:style>
    <style:style style:parent-style-name="660" style:display-name="toc 7" style:family="paragraph" style:name="194">
      <style:paragraph-properties fo:margin-left="2.328cm" fo:margin-bottom="5pt"/>
    </style:style>
    <style:style style:parent-style-name="660" style:display-name="toc 8" style:family="paragraph" style:name="195">
      <style:paragraph-properties fo:margin-left="2.717cm" fo:margin-bottom="5pt"/>
    </style:style>
    <style:style style:parent-style-name="660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660" style:display-name="table of figures" style:family="paragraph" style:name="207">
      <style:paragraph-properties fo:margin-bottom="0pt"/>
    </style:style>
    <style:style style:class="default" style:display-name="Normal" style:family="paragraph" style:name="660">
      <style:paragraph-properties fo:line-height="115%" fo:margin-top="0pt" fo:margin-bottom="10pt"/>
    </style:style>
    <style:style style:parent-style-name="660" style:display-name="No Spacing" style:family="paragraph" style:name="663">
      <style:paragraph-properties fo:line-height="100%" fo:margin-bottom="0pt"/>
    </style:style>
    <style:style style:parent-style-name="660" style:display-name="List Paragraph" style:family="paragraph" style:name="664">
      <style:paragraph-properties fo:margin-left="1.27cm" style:contextual-spacing="true"/>
    </style:style>
  </office:styles>
  <office:automatic-styles>
    <style:page-layout style:name="Mpm1">
      <style:page-layout-properties fo:page-width="21.59cm" fo:page-height="27.94cm" style:print-orientation="portrait" fo:margin-top="1.27cm" fo:margin-bottom="1.27cm" fo:margin-left="2.54cm" fo:margin-right="2.54cm"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7</meta:generator>
    <dc:creator/>
  </office:meta>
</office:document-meta>
</file>